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" fo:font-size="17.25pt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7.25pt" officeooo:rsid="001787a3" officeooo:paragraph-rsid="001787a3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17.25pt" officeooo:rsid="00195281" officeooo:paragraph-rsid="00195281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7.25pt" officeooo:rsid="001976cb" officeooo:paragraph-rsid="001976cb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7.25pt" officeooo:rsid="001a2b46" officeooo:paragraph-rsid="001a2b46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7.25pt" officeooo:rsid="001a2b46" officeooo:paragraph-rsid="001a2b46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7.25pt" officeooo:rsid="001c4566" officeooo:paragraph-rsid="001c4566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7.25pt" officeooo:rsid="001c45ce" officeooo:paragraph-rsid="001c45ce"/>
    </style:style>
    <style:style style:name="T1" style:family="text">
      <style:text-properties officeooo:rsid="001c4566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système de gestion de fichiers sous Linux</text:p>
      <text:p text:style-name="P1"/>
      <text:p text:style-name="P1"/>
      <text:p text:style-name="P2">les commandes cp, mv fonctionne avec les lien durs, de plus ln permets de faire des lien durs (par défaut) et des liens symboliques peut étre créés via ln -s.</text:p>
      <text:p text:style-name="P2"/>
      <text:p text:style-name="P3">On ne peut créer de lien physique et pas de lien symbolique non plus. Surement parce que ce n’est pas une donnée.</text:p>
      <text:p text:style-name="P3"/>
      <text:p text:style-name="P4">Exo 2:</text:p>
      <text:p text:style-name="P5">8. On constate que le fichiers précédement créé ne sont plus là, il ont surrement été supprimés.</text:p>
      <text:p text:style-name="P5"/>
      <text:p text:style-name="P5">10. <text:span text:style-name="T1">A</text:span>prés avoir démonté le systéme, les repertoires rep1 et rep2 sont de nouveux accessible</text:p>
      <text:p text:style-name="P5"/>
      <text:p text:style-name="P7">12. Nous devons applique le commande:</text:p>
      <text:p text:style-name="P7">$ chmod o +w</text:p>
      <text:p text:style-name="P7"/>
      <text:p text:style-name="P7">16. il faut un lien symbolique car le fichier que nous voulaons lier n’est pas dans le méme systéme de fichiers, les lien “durs” je marchent donc pas.</text:p>
      <text:p text:style-name="P7"/>
      <text:p text:style-name="P8">19. J’ai bien accés a mes fichiers dans le 2<text:span text:style-name="T2">nd</text:span> disqu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1:40:27.745233287</meta:creation-date>
    <dc:date>2021-10-23T14:08:31.707293687</dc:date>
    <meta:editing-duration>PT26M56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0" meta:word-count="143" meta:character-count="761" meta:non-whitespace-character-count="628"/>
  </office:meta>
</office:document-meta>
</file>